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12pt" officeooo:rsid="00360af1" officeooo:paragraph-rsid="00360af1" style:font-size-asian="10.5pt" style:font-size-complex="12pt"/>
    </style:style>
    <style:style style:name="P3" style:family="paragraph" style:parent-style-name="Standard">
      <style:text-properties style:font-name="DejaVu Sans Mono" fo:font-size="12pt" officeooo:rsid="0037a945" officeooo:paragraph-rsid="0037a945" style:font-size-asian="10.5pt" style:font-size-complex="12pt"/>
    </style:style>
    <style:style style:name="P4" style:family="paragraph" style:parent-style-name="Standard">
      <style:text-properties style:font-name="DejaVu Sans Mono" fo:font-size="9pt" officeooo:rsid="0035aca1" officeooo:paragraph-rsid="0035aca1" style:font-size-asian="9pt" style:font-size-complex="9pt"/>
    </style:style>
    <style:style style:name="P5" style:family="paragraph" style:parent-style-name="Standard">
      <style:text-properties style:font-name="DejaVu Sans Mono" fo:font-size="9pt" officeooo:rsid="00360af1" officeooo:paragraph-rsid="0035aca1" style:font-size-asian="9pt" style:font-size-complex="9pt"/>
    </style:style>
    <style:style style:name="P6" style:family="paragraph" style:parent-style-name="Standard">
      <style:text-properties style:font-name="DejaVu Sans Mono" fo:font-size="9pt" officeooo:rsid="00360af1" officeooo:paragraph-rsid="00360af1" style:font-size-asian="9pt" style:font-size-complex="9pt"/>
    </style:style>
    <style:style style:name="P7" style:family="paragraph" style:parent-style-name="Standard">
      <style:text-properties style:font-name="DejaVu Sans Mono" fo:font-size="9pt" officeooo:rsid="0037a945" officeooo:paragraph-rsid="00360af1" style:font-size-asian="9pt" style:font-size-complex="9pt"/>
    </style:style>
    <style:style style:name="P8" style:family="paragraph" style:parent-style-name="Standard">
      <style:text-properties style:font-name="DejaVu Sans Mono" fo:font-size="9pt" officeooo:rsid="0037a945" officeooo:paragraph-rsid="0037a945" style:font-size-asian="9pt" style:font-size-complex="9pt"/>
    </style:style>
    <style:style style:name="P9" style:family="paragraph" style:parent-style-name="Standard">
      <style:text-properties style:font-name="DejaVu Sans Mono" fo:font-size="9pt" officeooo:rsid="00360af1" officeooo:paragraph-rsid="00360af1" style:font-size-asian="7.84999990463257pt" style:font-size-complex="9pt"/>
    </style:style>
    <style:style style:name="P10" style:family="paragraph" style:parent-style-name="Standard">
      <style:text-properties style:font-name="DejaVu Sans Mono" fo:font-size="9pt" officeooo:rsid="0037a945" officeooo:paragraph-rsid="0037a945" style:font-size-asian="7.84999990463257pt" style:font-size-complex="9pt"/>
    </style:style>
    <style:style style:name="P11" style:family="paragraph" style:parent-style-name="Standard">
      <style:text-properties style:font-name="DejaVu Sans Mono" fo:font-size="9pt" officeooo:rsid="0037cfb4" officeooo:paragraph-rsid="0037a945" style:font-size-asian="7.84999990463257pt" style:font-size-complex="9pt"/>
    </style:style>
    <style:style style:name="P12" style:family="paragraph" style:parent-style-name="Standard">
      <style:text-properties style:font-name="DejaVu Sans Mono" fo:font-size="9pt" officeooo:rsid="0037cfb4" officeooo:paragraph-rsid="0037cfb4" style:font-size-asian="7.84999990463257pt" style:font-size-complex="9pt"/>
    </style:style>
    <style:style style:name="P13" style:family="paragraph" style:parent-style-name="Standard">
      <style:text-properties style:font-name="DejaVu Sans Mono" fo:font-size="9pt" officeooo:rsid="003a3935" officeooo:paragraph-rsid="003a3935" style:font-size-asian="7.84999990463257pt" style:font-size-complex="9pt"/>
    </style:style>
    <style:style style:name="P14" style:family="paragraph" style:parent-style-name="Standard">
      <style:text-properties officeooo:rsid="0035aca1" officeooo:paragraph-rsid="0035aca1"/>
    </style:style>
    <style:style style:name="P15" style:family="paragraph" style:parent-style-name="Standard">
      <style:text-properties officeooo:rsid="00360af1" officeooo:paragraph-rsid="00360af1"/>
    </style:style>
    <style:style style:name="P16" style:family="paragraph" style:parent-style-name="Standard">
      <style:text-properties fo:font-size="9pt" officeooo:rsid="0037a945" officeooo:paragraph-rsid="0037a945" style:font-size-asian="7.84999990463257pt" style:font-size-complex="9pt"/>
    </style:style>
    <style:style style:name="P17" style:family="paragraph" style:parent-style-name="Standard">
      <style:text-properties fo:font-size="9pt" officeooo:rsid="0037a945" officeooo:paragraph-rsid="003a3935" style:font-size-asian="7.84999990463257pt" style:font-size-complex="9pt"/>
    </style:style>
    <style:style style:name="P18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9" style:family="paragraph" style:parent-style-name="Title">
      <style:text-properties style:font-name="DejaVu Sans Mono" fo:font-size="12pt" officeooo:rsid="0035aca1" officeooo:paragraph-rsid="0035aca1" style:font-size-asian="12pt" style:font-size-complex="12pt"/>
    </style:style>
    <style:style style:name="P20" style:family="paragraph" style:parent-style-name="Standard">
      <style:text-properties style:font-name="DejaVu Sans Mono" fo:font-size="9pt" officeooo:rsid="003a3935" officeooo:paragraph-rsid="003a3935" style:font-size-asian="7.84999990463257pt" style:font-size-complex="9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9pt" style:font-size-asian="9pt" style:font-size-complex="9pt"/>
    </style:style>
    <style:style style:name="T3" style:family="text">
      <style:text-properties style:font-name="DejaVu Sans Mono" fo:font-size="9pt" officeooo:rsid="00360af1" style:font-size-asian="9pt" style:font-size-complex="9pt"/>
    </style:style>
    <style:style style:name="T4" style:family="text">
      <style:text-properties style:font-name="DejaVu Sans Mono" fo:font-size="9pt" officeooo:rsid="0037a945" style:font-size-asian="9pt" style:font-size-complex="9pt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officeooo:rsid="0037cfb4"/>
    </style:style>
    <style:style style:name="T7" style:family="text">
      <style:text-properties style:font-name="DejaVu Sans Mono" officeooo:rsid="003a3935"/>
    </style:style>
    <style:style style:name="T8" style:family="text">
      <style:text-properties officeooo:rsid="003378ac"/>
    </style:style>
    <style:style style:name="T9" style:family="text">
      <style:text-properties officeooo:rsid="0038bf27"/>
    </style:style>
    <style:style style:name="T10" style:family="text">
      <style:text-properties officeooo:rsid="003a39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2.11 BSD on <text:span text:style-name="T8">PiDP-11</text:span></text:p>
      <text:p text:style-name="P19">Using the TQ tape driver in 2.11 BSD</text:p>
      <text:p text:style-name="P1"/>
      <text:p text:style-name="P14"><text:span text:style-name="T2">Create a </text:span><text:span text:style-name="T3">directory</text:span><text:span text:style-name="T2"> bsdtapes in your </text:span><text:span text:style-name="T3">Raspbian </text:span><text:span text:style-name="T2">home directory:</text:span></text:p>
      <text:p text:style-name="P4"/>
      <text:p text:style-name="P4"><text:tab/>cd</text:p>
      <text:p text:style-name="P4"><text:tab/>mkdir bsdtapes</text:p>
      <text:p text:style-name="P4"><text:tab/>cd bsdtapes</text:p>
      <text:p text:style-name="P4"/>
      <text:p text:style-name="P4">Download “tapadd.pl” and “tapcat.pl” from the folder “tape” in this repository, and save them in “psdtapes”.</text:p>
      <text:p text:style-name="P4"/>
      <text:p text:style-name="P4">Go to the 211BDS directory:</text:p>
      <text:p text:style-name="P4"/>
      <text:p text:style-name="P4"><text:tab/>cd /opt/pidp11/systems/211bsd</text:p>
      <text:p text:style-name="P4"/>
      <text:p text:style-name="P4">Make a backup of boot.ini:</text:p>
      <text:p text:style-name="P4"/>
      <text:p text:style-name="P4"><text:tab/>sudo cp boot.ini boot.ini.backup</text:p>
      <text:p text:style-name="P4"/>
      <text:p text:style-name="P4">Edit boot.ini</text:p>
      <text:p text:style-name="P4"/>
      <text:p text:style-name="P4"><text:tab/>sudo nano boot.ini</text:p>
      <text:p text:style-name="P4"/>
      <text:p text:style-name="P14"><text:span text:style-name="T2">Add right after </text:span><text:span text:style-name="T3">the line “set tq enabled”</text:span></text:p>
      <text:p text:style-name="P5"/>
      <text:p text:style-name="P5"><text:tab/>attach tq0 /home/pi/bsdtapes/tq0tape.tap</text:p>
      <text:p text:style-name="P5"/>
      <text:p text:style-name="P6">Save and quit nano</text:p>
      <text:p text:style-name="P6"/>
      <text:p text:style-name="P6">Restart simh with BSD so that it uses your new boot.ini</text:p>
      <text:p text:style-name="P6"/>
      <text:p text:style-name="P6"/>
      <text:p text:style-name="P2">Example: Backing up your BSD home directory on tape</text:p>
      <text:p text:style-name="P2"/>
      <text:p text:style-name="P9">Login as a user and make sure you are in the home directory:</text:p>
      <text:p text:style-name="P9"/>
      <text:p text:style-name="P9"><text:tab/>cd</text:p>
      <text:p text:style-name="P9"/>
      <text:p text:style-name="P9">Rewind the tape</text:p>
      <text:p text:style-name="P9"/>
      <text:p text:style-name="P9"><text:tab/>mt rewind</text:p>
      <text:p text:style-name="P9"/>
      <text:p text:style-name="P9">Backup your home directory on tape</text:p>
      <text:p text:style-name="P9"/>
      <text:p text:style-name="P9"><text:tab/>tar cv .</text:p>
      <text:p text:style-name="P9"/>
      <text:p text:style-name="P9">You are all done in BSD. Now open a terminal in Raspbian an<text:span text:style-name="T10">d</text:span> go to the “bsdtapes” directory:</text:p>
      <text:p text:style-name="P9"/>
      <text:p text:style-name="P9"><text:tab/>cd</text:p>
      <text:p text:style-name="P9"><text:tab/>cd bsdtapes</text:p>
      <text:p text:style-name="P9"><text:tab/>ls</text:p>
      <text:p text:style-name="P6"/>
      <text:p text:style-name="P6">There should now be a tq0tape.ta<text:span text:style-name="T9">p</text:span> file there. You can check it’s size with</text:p>
      <text:p text:style-name="P6"/>
      <text:p text:style-name="P15"><text:span text:style-name="T2"><text:tab/></text:span><text:span text:style-name="T4">ls -l tq0tape.tap</text:span></text:p>
      <text:p text:style-name="P7"/>
      <text:p text:style-name="P8">The size should not be 0 if you have successfully written to that file in BSD.</text:p>
      <text:p text:style-name="P8"/>
      <text:p text:style-name="P8"><text:soft-page-break/>If you want to look into that file in Raspbian, it needs to be converted. Type</text:p>
      <text:p text:style-name="P8"/>
      <text:p text:style-name="P8"><text:tab/></text:p>
      <text:p text:style-name="P15"><text:span text:style-name="T2"><text:tab/></text:span><text:span text:style-name="T4">./tapcat.pl tq0tape.tap 0 &gt; tq0tape.tar</text:span></text:p>
      <text:p text:style-name="P7"/>
      <text:p text:style-name="P8">Now you can extract its content using</text:p>
      <text:p text:style-name="P8"/>
      <text:p text:style-name="P8"><text:tab/>tar xvf tq0tapes.tar</text:p>
      <text:p text:style-name="P8"/>
      <text:p text:style-name="P3"/>
      <text:p text:style-name="P3">Example 2: Transferring a file from Raspbian to BSD</text:p>
      <text:p text:style-name="P3"/>
      <text:p text:style-name="P10">In Raspbian, go to the bsdtapes <text:span text:style-name="T10">directory </text:span>and tar your file</text:p>
      <text:p text:style-name="P10"/>
      <text:p text:style-name="P17"><text:span text:style-name="T1"><text:tab/></text:span><text:span text:style-name="T7">cd</text:span></text:p>
      <text:p text:style-name="P13"><text:tab/>cd bsdtapes</text:p>
      <text:p text:style-name="P17"><text:span text:style-name="T1"><text:tab/>sudo rm tq0tape.ta</text:span><text:span text:style-name="T6">p tq0tape.tar</text:span></text:p>
      <text:p text:style-name="P16"><text:span text:style-name="T1"><text:tab/>tar cvf tq0tape.tar </text:span><text:span text:style-name="T5">yourfilename</text:span></text:p>
      <text:p text:style-name="P10"/>
      <text:p text:style-name="P10">Convert it to BSD tape format:</text:p>
      <text:p text:style-name="P10"/>
      <text:p text:style-name="P16"><text:span text:style-name="T1"><text:tab/>./tapadd.pl tq0tape.</text:span><text:span text:style-name="T6">tar tq0tape.tap</text:span></text:p>
      <text:p text:style-name="P11"/>
      <text:p text:style-name="P12">Restart simh with BSD. In BSD, load that tape with your file.</text:p>
      <text:p text:style-name="P12"/>
      <text:p text:style-name="P12"><text:tab/>mt rewind</text:p>
      <text:p text:style-name="P12"><text:tab/>tar xv</text:p>
      <text:p text:style-name="P12"/>
      <text:p text:style-name="P13"/>
      <text:p text:style-name="P13">Thanks to Ville Laitinen who has given me some hints on how to use the tape driver, and to the author of the perl scripts.</text:p>
      <text:p text:style-name="P12"/>
      <text:p text:style-name="P12"/>
      <text:p text:style-name="P10"/>
      <text:p text:style-name="P6"><text:tab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6.1.5.2$Linux_ARM_EABI LibreOffice_project/10$Build-2</meta:generator>
    <dc:date>2019-12-09T15:32:50.176236860</dc:date>
    <meta:editing-duration>PT38M4S</meta:editing-duration>
    <meta:editing-cycles>13</meta:editing-cycles>
    <meta:document-statistic meta:table-count="0" meta:image-count="0" meta:object-count="0" meta:page-count="2" meta:paragraph-count="49" meta:word-count="293" meta:character-count="1652" meta:non-whitespace-character-count="1381"/>
  </office:meta>
</office:document-meta>
</file>